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</office:automatic-styles>
  <office:body>
    <office:text>
      <text:p text:style-name="P1"><text:span text:style-name="T1_1">1733<text:s/></text:span><text:span text:style-name="T1_2">Saturday</text:span><text:span text:style-name="T1_3"><text:s/>-<text:s/></text:span><text:span text:style-name="T1_4">Change</text:span><text:span text:style-name="T1_5"><text:s/></text:span><text:span text:style-name="T1_6">Log</text:span><text:span text:style-name="T1_7"><text:s/></text:span><text:span text:style-name="T1_8">created</text:span><text:span text:style-name="T1_9"><text:s/>-<text:s/></text:span><text:span text:style-name="T1_10">Z</text:span><text:span text:style-name="T1_11">.<text:s/></text:span><text:span text:style-name="T1_12">LeBlanc</text:span></text:p>
      <text:p text:style-name="P2"><text:span text:style-name="T2_1">1734<text:s/></text:span><text:span text:style-name="T2_2">Saturday</text:span><text:span text:style-name="T2_3"><text:s/>-<text:s/></text:span><text:span text:style-name="T2_4">gdoc</text:span><text:span text:style-name="T2_5"><text:s/></text:span><text:span text:style-name="T2_6">created</text:span><text:span text:style-name="T2_7"><text:s/>-<text:s/></text:span><text:span text:style-name="T2_8">Z</text:span><text:span text:style-name="T2_9">.<text:s/></text:span><text:span text:style-name="T2_10">LeBlanc</text:span></text:p>
      <text:p text:style-name="P3"><text:span text:style-name="T3_1">1130<text:s/></text:span><text:span text:style-name="T3_2">Sunday</text:span><text:span text:style-name="T3_3"><text:s/>-<text:s/></text:span><text:span text:style-name="T3_4">Homework</text:span><text:span text:style-name="T3_5"><text:s/></text:span><text:span text:style-name="T3_6">Assignments</text:span></text:p>
      <text:p text:style-name="P4"><text:span text:style-name="T4_1">1130<text:s/></text:span><text:span text:style-name="T4_2">Sunday</text:span><text:span text:style-name="T4_3">-</text:span><text:span text:style-name="T4_4">Diagrams</text:span><text:span text:style-name="T4_5"><text:s/>-</text:span><text:span text:style-name="T4_6">Vergnes</text:span></text:p>
      <text:p text:style-name="P5"><text:span text:style-name="T5_1">1711<text:s/></text:span><text:span text:style-name="T5_2">Sunday</text:span><text:span text:style-name="T5_3">-<text:s/></text:span><text:span text:style-name="T5_4">Proof</text:span><text:span text:style-name="T5_5"><text:s/></text:span><text:span text:style-name="T5_6">Read</text:span><text:span text:style-name="T5_7">-<text:s/></text:span><text:span text:style-name="T5_8">Russo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